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30"/>
    <style:style style:name="co1" style:family="table-column">
      <style:table-column-properties fo:break-before="auto" style:column-width="11.5358333333333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3.86291666666667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6.3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escription</text:p>
          </table:table-cell>
          <table:table-cell office:value-type="string" table:style-name="ce3">
            <text:p>Date</text:p>
          </table:table-cell>
          <table:table-cell office:value-type="string" table:style-name="ce4">
            <text:p>Start time (hh:mm)</text:p>
          </table:table-cell>
          <table:table-cell office:value-type="string" table:style-name="ce4">
            <text:p>Stop time (hh:mm)</text:p>
          </table:table-cell>
          <table:table-cell office:value-type="string" table:style-name="ce4">
            <text:p>Duration (hh:mm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IS 467 lecture 1: reviewed course syllabus and requirements</text:p>
          </table:table-cell>
          <table:table-cell office:value-type="date" office:date-value="2014-08-25T00:00:00" table:style-name="ce5">
            <text:p>08/25/14</text:p>
          </table:table-cell>
          <table:table-cell office:value-type="string" table:style-name="ce6">
            <text:p>16:30</text:p>
          </table:table-cell>
          <table:table-cell office:value-type="string" table:style-name="ce6">
            <text:p>17:45</text:p>
          </table:table-cell>
          <table:table-cell office:value-type="string" table:style-name="ce6">
            <text:p>1: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Brainstormed possible projects with fellow classmates</text:p>
          </table:table-cell>
          <table:table-cell office:value-type="date" office:date-value="2014-08-25T00:00:00" table:style-name="ce5">
            <text:p>08/25/14</text:p>
          </table:table-cell>
          <table:table-cell office:value-type="string" table:style-name="ce6">
            <text:p>17:45</text:p>
          </table:table-cell>
          <table:table-cell office:value-type="string" table:style-name="ce6">
            <text:p>20:00</text:p>
          </table:table-cell>
          <table:table-cell office:value-type="string" table:style-name="ce6">
            <text:p>2: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viewed project ideas and submitted project votes</text:p>
          </table:table-cell>
          <table:table-cell office:value-type="date" office:date-value="2014-08-26T00:00:00" table:style-name="ce5">
            <text:p>08/26/14</text:p>
          </table:table-cell>
          <table:table-cell office:value-type="string" table:style-name="ce6">
            <text:p>17:00</text:p>
          </table:table-cell>
          <table:table-cell office:value-type="string" table:style-name="ce6">
            <text:p>17:30</text:p>
          </table:table-cell>
          <table:table-cell office:value-type="string" table:style-name="ce6">
            <text:p>0: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IS 467 lecture 2: project guidelines and discussion</text:p>
          </table:table-cell>
          <table:table-cell office:value-type="date" office:date-value="2014-08-27T00:00:00" table:style-name="ce5">
            <text:p>08/27/14</text:p>
          </table:table-cell>
          <table:table-cell office:value-type="string" table:style-name="ce6">
            <text:p>16:30</text:p>
          </table:table-cell>
          <table:table-cell office:value-type="string" table:style-name="ce6">
            <text:p>17:45</text:p>
          </table:table-cell>
          <table:table-cell office:value-type="string" table:style-name="ce6">
            <text:p>1: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am Meeting: discuss game ideas and roles</text:p>
          </table:table-cell>
          <table:table-cell office:value-type="date" office:date-value="2014-08-29T00:00:00" table:style-name="ce5">
            <text:p>08/29/14</text:p>
          </table:table-cell>
          <table:table-cell office:value-type="string" table:style-name="ce6">
            <text:p>15:00</text:p>
          </table:table-cell>
          <table:table-cell office:value-type="string" table:style-name="ce6">
            <text:p>17:00</text:p>
          </table:table-cell>
          <table:table-cell office:value-type="string" table:style-name="ce6">
            <text:p>2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rote and posted ice breaker</text:p>
          </table:table-cell>
          <table:table-cell office:value-type="date" office:date-value="2014-09-01T00:00:00" table:style-name="ce5">
            <text:p>09/01/14</text:p>
          </table:table-cell>
          <table:table-cell office:value-type="string" table:style-name="ce6">
            <text:p>17:00</text:p>
          </table:table-cell>
          <table:table-cell office:value-type="string" table:style-name="ce6">
            <text:p>17:30</text:p>
          </table:table-cell>
          <table:table-cell office:value-type="string" table:style-name="ce6">
            <text:p>0: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orked on the ethics portion of the prospectus</text:p>
          </table:table-cell>
          <table:table-cell office:value-type="date" office:date-value="2014-09-03T00:00:00" table:style-name="ce5">
            <text:p>09/03/14</text:p>
          </table:table-cell>
          <table:table-cell office:value-type="string" table:style-name="ce6">
            <text:p>17:00</text:p>
          </table:table-cell>
          <table:table-cell office:value-type="string" table:style-name="ce6">
            <text:p>17:45</text:p>
          </table:table-cell>
          <table:table-cell office:value-type="string" table:style-name="ce6">
            <text:p>0: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am Meeting: discuss prospectus and clarify game design choices</text:p>
          </table:table-cell>
          <table:table-cell office:value-type="date" office:date-value="2014-09-05T00:00:00" table:style-name="ce5">
            <text:p>09/05/14</text:p>
          </table:table-cell>
          <table:table-cell office:value-type="string" table:style-name="ce6">
            <text:p>15:00</text:p>
          </table:table-cell>
          <table:table-cell office:value-type="string" table:style-name="ce6">
            <text:p>17:30</text:p>
          </table:table-cell>
          <table:table-cell office:value-type="string" table:style-name="ce6">
            <text:p>2: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am Meeting: reviewed all portions of the prospectus and presentation</text:p>
          </table:table-cell>
          <table:table-cell office:value-type="date" office:date-value="2014-09-08T00:00:00" table:style-name="ce5">
            <text:p>09/08/14</text:p>
          </table:table-cell>
          <table:table-cell office:value-type="string" table:style-name="ce6">
            <text:p>16:00</text:p>
          </table:table-cell>
          <table:table-cell office:value-type="string" table:style-name="ce6">
            <text:p>18:00</text:p>
          </table:table-cell>
          <table:table-cell office:value-type="string" table:style-name="ce6">
            <text:p>2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am Meeting: discussed feasibility report and distributed work</text:p>
          </table:table-cell>
          <table:table-cell office:value-type="date" office:date-value="2014-09-12T00:00:00" table:style-name="ce5">
            <text:p>09/12/14</text:p>
          </table:table-cell>
          <table:table-cell office:value-type="string" table:style-name="ce6">
            <text:p>15:00</text:p>
          </table:table-cell>
          <table:table-cell office:value-type="string" table:style-name="ce6">
            <text:p>16:30</text:p>
          </table:table-cell>
          <table:table-cell office:value-type="string" table:style-name="ce6">
            <text:p>1: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orked on the burn down chart for the feasibility report.</text:p>
          </table:table-cell>
          <table:table-cell office:value-type="date" office:date-value="2014-09-14T00:00:00" table:style-name="ce5">
            <text:p>09/14/14</text:p>
          </table:table-cell>
          <table:table-cell office:value-type="string" table:style-name="ce6">
            <text:p>10:30</text:p>
          </table:table-cell>
          <table:table-cell office:value-type="string" table:style-name="ce6">
            <text:p>11:00</text:p>
          </table:table-cell>
          <table:table-cell office:value-type="string" table:style-name="ce6">
            <text:p>0: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am Meeting: Discussion on game mechanics</text:p>
          </table:table-cell>
          <table:table-cell office:value-type="date" office:date-value="2014-09-17T00:00:00" table:style-name="ce5">
            <text:p>09/17/14</text:p>
          </table:table-cell>
          <table:table-cell office:value-type="string" table:style-name="ce6">
            <text:p>15:00</text:p>
          </table:table-cell>
          <table:table-cell office:value-type="string" table:style-name="ce6">
            <text:p>17:00</text:p>
          </table:table-cell>
          <table:table-cell office:value-type="string" table:style-name="ce6">
            <text:p>2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ame Engine Meeting: started framework for a tile based engine</text:p>
          </table:table-cell>
          <table:table-cell office:value-type="date" office:date-value="2014-09-22T00:00:00" table:style-name="ce5">
            <text:p>09/22/14</text:p>
          </table:table-cell>
          <table:table-cell office:value-type="string" table:style-name="ce6">
            <text:p>15:00</text:p>
          </table:table-cell>
          <table:table-cell office:value-type="string" table:style-name="ce6">
            <text:p>17:00</text:p>
          </table:table-cell>
          <table:table-cell office:value-type="string" table:style-name="ce6">
            <text:p>2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am Meeting: distributed work for game engine group</text:p>
          </table:table-cell>
          <table:table-cell office:value-type="date" office:date-value="2014-09-26T00:00:00" table:style-name="ce5">
            <text:p>09/26/14</text:p>
          </table:table-cell>
          <table:table-cell office:value-type="string" table:style-name="ce6">
            <text:p>15:00</text:p>
          </table:table-cell>
          <table:table-cell office:value-type="string" table:style-name="ce6">
            <text:p>17:00</text:p>
          </table:table-cell>
          <table:table-cell office:value-type="string" table:style-name="ce6">
            <text:p>2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reated header files for sprites such as the hero, enemy, and items</text:p>
          </table:table-cell>
          <table:table-cell office:value-type="date" office:date-value="2014-09-28T00:00:00" table:style-name="ce5">
            <text:p>09/28/14</text:p>
          </table:table-cell>
          <table:table-cell office:value-type="string" table:style-name="ce6">
            <text:p>12:00</text:p>
          </table:table-cell>
          <table:table-cell office:value-type="string" table:style-name="ce6">
            <text:p>1:00</text:p>
          </table:table-cell>
          <table:table-cell office:value-type="string" table:style-name="ce6">
            <text:p>1:00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am Meeting: Work distributed for the sprint 1 report</text:p>
          </table:table-cell>
          <table:table-cell office:value-type="date" office:date-value="2014-10-03T00:00:00" table:style-name="ce5">
            <text:p>10/03/14</text:p>
          </table:table-cell>
          <table:table-cell office:value-type="string" table:style-name="ce6">
            <text:p>15:00</text:p>
          </table:table-cell>
          <table:table-cell office:value-type="string" table:style-name="ce6">
            <text:p>17:00</text:p>
          </table:table-cell>
          <table:table-cell office:value-type="string" table:style-name="ce6">
            <text:p>2: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orked on the problems encountered section for the sprint 1 report</text:p>
          </table:table-cell>
          <table:table-cell office:value-type="date" office:date-value="2014-10-05T00:00:00" table:style-name="ce5">
            <text:p>10/05/14</text:p>
          </table:table-cell>
          <table:table-cell office:value-type="string" table:style-name="ce6">
            <text:p>12:00</text:p>
          </table:table-cell>
          <table:table-cell office:value-type="string" table:style-name="ce6">
            <text:p>2:00</text:p>
          </table:table-cell>
          <table:table-cell office:value-type="string" table:style-name="ce6">
            <text:p>2:0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Attended Class and gave sprint 1 presentation.</text:p>
          </table:table-cell>
          <table:table-cell office:value-type="date" office:date-value="2014-10-06T00:00:00" table:style-name="ce5">
            <text:p>10/06/14</text:p>
          </table:table-cell>
          <table:table-cell office:value-type="string" table:style-name="ce6">
            <text:p>16:30</text:p>
          </table:table-cell>
          <table:table-cell office:value-type="string" table:style-name="ce6">
            <text:p>17:45</text:p>
          </table:table-cell>
          <table:table-cell office:value-type="string" table:style-name="ce6">
            <text:p>1:15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Team Meeting: defined direction for game engine.</text:p>
          </table:table-cell>
          <table:table-cell office:value-type="date" office:date-value="2014-10-06T00:00:00" table:style-name="ce5">
            <text:p>10/06/14</text:p>
          </table:table-cell>
          <table:table-cell office:value-type="string" table:style-name="ce6">
            <text:p>17:45</text:p>
          </table:table-cell>
          <table:table-cell office:value-type="string" table:style-name="ce6">
            <text:p>18:45</text:p>
          </table:table-cell>
          <table:table-cell office:value-type="string" table:style-name="ce6">
            <text:p>1:0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Team Meeting: Finalized game mechanics</text:p>
          </table:table-cell>
          <table:table-cell office:value-type="date" office:date-value="2014-10-10T00:00:00" table:style-name="ce5">
            <text:p>10/10/14</text:p>
          </table:table-cell>
          <table:table-cell office:value-type="string" table:style-name="ce6">
            <text:p>13:30</text:p>
          </table:table-cell>
          <table:table-cell office:value-type="string" table:style-name="ce6">
            <text:p>18:00</text:p>
          </table:table-cell>
          <table:table-cell office:value-type="string" table:style-name="ce6">
            <text:p>4:3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Met With Steven to add word definition</text:p>
          </table:table-cell>
          <table:table-cell office:value-type="date" office:date-value="2014-10-13T00:00:00" table:style-name="ce5">
            <text:p>10/13/14</text:p>
          </table:table-cell>
          <table:table-cell office:value-type="string" table:style-name="ce6">
            <text:p>12:00</text:p>
          </table:table-cell>
          <table:table-cell office:value-type="string" table:style-name="ce6">
            <text:p>14:00</text:p>
          </table:table-cell>
          <table:table-cell office:value-type="string" table:style-name="ce6">
            <text:p>2:0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Started integrating Tashi's code</text:p>
          </table:table-cell>
          <table:table-cell office:value-type="date" office:date-value="2014-10-20T00:00:00" table:style-name="ce5">
            <text:p>10/20/14</text:p>
          </table:table-cell>
          <table:table-cell office:value-type="string" table:style-name="ce6">
            <text:p>13:00</text:p>
          </table:table-cell>
          <table:table-cell office:value-type="string" table:style-name="ce6">
            <text:p>16:30</text:p>
          </table:table-cell>
          <table:table-cell office:value-type="string" table:style-name="ce6">
            <text:p>3:30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Added collision in the game<text:s/></text:p>
          </table:table-cell>
          <table:table-cell office:value-type="date" office:date-value="2014-10-24T00:00:00" table:style-name="ce5">
            <text:p>10/24/14</text:p>
          </table:table-cell>
          <table:table-cell office:value-type="string" table:style-name="ce6">
            <text:p>13:00</text:p>
          </table:table-cell>
          <table:table-cell office:value-type="string" table:style-name="ce6">
            <text:p>16:45</text:p>
          </table:table-cell>
          <table:table-cell office:value-type="string" table:style-name="ce6">
            <text:p>3:45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Worked on Sprint 2 report</text:p>
          </table:table-cell>
          <table:table-cell office:value-type="date" office:date-value="2014-10-26T00:00:00" table:style-name="ce5">
            <text:p>10/26/14</text:p>
          </table:table-cell>
          <table:table-cell office:value-type="string" table:style-name="ce6">
            <text:p>12:00</text:p>
          </table:table-cell>
          <table:table-cell office:value-type="string" table:style-name="ce6">
            <text:p>1:00</text:p>
          </table:table-cell>
          <table:table-cell office:value-type="string" table:style-name="ce6">
            <text:p>1:00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">
            <text:p>Total Journal Time</text:p>
          </table:table-cell>
          <table:table-cell table:style-name="ce5"/>
          <table:table-cell table:number-columns-repeated="2" table:style-name="ce6"/>
          <table:table-cell office:value-type="string" table:style-name="ce6">
            <text:p>43:00</text:p>
          </table:table-cell>
          <table:table-cell table:number-columns-repeated="16379"/>
        </table:table-row>
        <table:table-row table:number-rows-repeated="104854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Hutek</meta:initial-creator>
    <dc:creator>Hutek Tyler J</dc:creator>
    <meta:creation-date>2014-09-10T13:15:59Z</meta:creation-date>
    <dc:date>2014-10-27T14:43:09Z</dc:date>
    <meta:editing-cycles>2</meta:editing-cycles>
    <meta:editing-duration>PT1381S</meta:editing-duration>
  </office:meta>
</office:document-meta>
</file>